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62" style:parent-style-name="Standard" style:family="paragraph">
      <style:paragraph-properties fo:text-align="justify" fo:margin-bottom="0in" fo:line-height="100%"/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00%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80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Turculet Sorin-Nicolae</text:p>
      <text:p text:style-name="Standard">Reviewer Group: 217</text:p>
      <text:p text:style-name="Standard">Initial C application was created by (Name/Group): Subredu Eduard, 217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<text:s/>None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Everything is well covered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Everything is<text:s/>specified in detail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 implementation?</text:span></text:p>
            <text:p text:style-name="P36"/>
            <text:p text:style-name="P37"><text:span text:style-name="T38">Please detail…</text:span></text:p>
            <text:p text:style-name="P39"/>
          </table:table-cell>
          <table:table-cell table:style-name="TableCell40">
            <text:p text:style-name="P41">The specification and implementation of each module are separated.</text:p>
          </table:table-cell>
        </table:table-row>
        <table:table-row table:style-name="TableRow42">
          <table:table-cell table:style-name="TableCell43">
            <text:p text:style-name="P44"><text:span text:style-name="T45">Is the application correctly layered?</text:span></text:p>
            <text:p text:style-name="P46"/>
            <text:p text:style-name="P47"><text:span text:style-name="T48">Please detail…</text:span></text:p>
            <text:p text:style-name="P49"/>
          </table:table-cell>
          <table:table-cell table:style-name="TableCell50">
            <text:p text:style-name="P51">The<text:s/>application is not correctly layered. There isn’t a domain module and the createProdus function is inside service (this is only an example, there are several functions with the same problem), which should be at least in list module.</text:p>
            <text:p text:style-name="P52">To add up, UI doesn’t call functions declared only in service, but also directly from list.</text:p>
            <text:p text:style-name="P53">The list is not made with double pointer which can be tricky to sustain.</text:p>
            <text:p text:style-name="P54">To add up, the list is declared globally, which is a bad method.</text:p>
            <text:p text:style-name="P55">If this is layered architecture, then I am the Pope.</text:p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Does the application handle memory correctly (all memory is deallocated, no dangling pointers etc.).</text:span></text:p>
            <text:p text:style-name="P61"/>
            <text:p text:style-name="P62"><text:span text:style-name="T63">Please detail…</text:span></text:p>
            <text:p text:style-name="P64"/>
          </table:table-cell>
          <table:table-cell table:style-name="TableCell65">
            <text:p text:style-name="P66">There are no memory leaks, the creator carefully deallocated memory correctly.</text:p>
          </table:table-cell>
        </table:table-row>
        <table:table-row table:style-name="TableRow67">
          <table:table-cell table:style-name="TableCell68">
            <text:p text:style-name="P69"><text:span text:style-name="T70">List those functions that are unclear to you<text:s/></text:span><text:span text:style-name="T71">(you don’t understand their role or how they work – usually a sign of bad design).</text:span></text:p>
            <text:p text:style-name="P72"/>
          </table:table-cell>
          <table:table-cell table:style-name="TableCell73">
            <text:p text:style-name="P74">After reading the specifications I understood every function, but the process of doing it was unpleasant and hard because of the organization of the code.</text:p>
          </table:table-cell>
        </table:table-row>
        <table:table-row table:style-name="TableRow75">
          <table:table-cell table:style-name="TableCell76">
            <text:p text:style-name="P77"><text:span text:style-name="T78">List the problems present in the reviewed application and indicate the number of man-hours you require for fixing them.</text:span></text:p>
            <text:p text:style-name="P79"/>
            <text:p text:style-name="P80"/>
          </table:table-cell>
          <table:table-cell table:style-name="TableCell81">
            <text:p text:style-name="P82">The most critical problem we are facing is the complete lack of a strictly defined layered architecture. The way the list is declared is also a problem. I would estimate the time to fix them would be 4 working hours.</text:p>
            <text:p text:style-name="P83"/>
            <text:p text:style-name="P84">Update: It took<text:s/>2<text:s/>hours to fix the code, while also cursing my colleague.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Sprin T</dc:creator>
    <meta:creation-date>2013-03-25T08:05:00Z</meta:creation-date>
    <dc:date>2024-03-24T11:12:00Z</dc:date>
    <meta:template xlink:href="Normal.dotm" xlink:type="simple"/>
    <meta:editing-cycles>16</meta:editing-cycles>
    <meta:editing-duration>PT39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21" meta:character-count="2149" meta:row-count="15" meta:non-whitespace-character-count="1832"/>
  </office:meta>
</office:document-meta>
</file>